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8357" officeooo:paragraph-rsid="00118357"/>
    </style:style>
    <style:style style:name="P2" style:family="paragraph" style:parent-style-name="Standard">
      <style:text-properties officeooo:rsid="0012c64b" officeooo:paragraph-rsid="0012c64b"/>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Heading_20_1">
      <style:text-properties officeooo:rsid="00118357" officeooo:paragraph-rsid="00118357"/>
    </style:style>
    <style:style style:name="P6" style:family="paragraph" style:parent-style-name="Heading_20_1">
      <style:paragraph-properties fo:break-before="page"/>
      <style:text-properties officeooo:rsid="00118357" officeooo:paragraph-rsid="001e0500"/>
    </style:style>
    <style:style style:name="P7" style:family="paragraph" style:parent-style-name="Heading_20_2">
      <style:text-properties officeooo:rsid="00118357" officeooo:paragraph-rsid="00118357"/>
    </style:style>
    <style:style style:name="P8" style:family="paragraph" style:parent-style-name="Heading_20_2">
      <style:text-properties officeooo:rsid="00118357" officeooo:paragraph-rsid="00156b04"/>
    </style:style>
    <style:style style:name="P9" style:family="paragraph" style:parent-style-name="Heading_20_2">
      <style:text-properties officeooo:paragraph-rsid="00156b04"/>
    </style:style>
    <style:style style:name="P10" style:family="paragraph" style:parent-style-name="Subtitle">
      <style:text-properties officeooo:rsid="001e0500" officeooo:paragraph-rsid="001e0500"/>
    </style:style>
    <style:style style:name="P11" style:family="paragraph" style:parent-style-name="Text_20_body">
      <style:text-properties officeooo:rsid="00156b04" officeooo:paragraph-rsid="00156b04"/>
    </style:style>
    <style:style style:name="P12" style:family="paragraph" style:parent-style-name="Text_20_body">
      <style:text-properties officeooo:rsid="0015a272" officeooo:paragraph-rsid="0015a272"/>
    </style:style>
    <style:style style:name="P13" style:family="paragraph" style:parent-style-name="Text_20_body">
      <style:text-properties officeooo:rsid="00192ac9" officeooo:paragraph-rsid="00192ac9"/>
    </style:style>
    <style:style style:name="P14" style:family="paragraph" style:parent-style-name="Text_20_body">
      <style:text-properties officeooo:rsid="0019e1da" officeooo:paragraph-rsid="0019e1da"/>
    </style:style>
    <style:style style:name="P15" style:family="paragraph" style:parent-style-name="Text_20_body">
      <style:text-properties officeooo:rsid="0019fa60" officeooo:paragraph-rsid="0019fa60"/>
    </style:style>
    <style:style style:name="P16" style:family="paragraph" style:parent-style-name="Text_20_body">
      <style:text-properties officeooo:rsid="001ba9b7" officeooo:paragraph-rsid="001ba9b7"/>
    </style:style>
    <style:style style:name="P17" style:family="paragraph" style:parent-style-name="Text_20_body">
      <style:text-properties officeooo:rsid="001ba9b7" officeooo:paragraph-rsid="001c5ba3"/>
    </style:style>
    <style:style style:name="P18" style:family="paragraph" style:parent-style-name="Text_20_body">
      <style:text-properties officeooo:rsid="001c5ba3" officeooo:paragraph-rsid="001c5ba3" fo:background-color="#ffff00"/>
    </style:style>
    <style:style style:name="P19" style:family="paragraph" style:parent-style-name="Text_20_body">
      <style:text-properties officeooo:rsid="001c5ba3" officeooo:paragraph-rsid="001c5ba3" fo:background-color="transparent"/>
    </style:style>
    <style:style style:name="P20" style:family="paragraph" style:parent-style-name="Text_20_body">
      <style:text-properties officeooo:rsid="001e0500" officeooo:paragraph-rsid="001e0500"/>
    </style:style>
    <style:style style:name="P21" style:family="paragraph" style:parent-style-name="Title">
      <style:text-properties officeooo:rsid="001e0500" officeooo:paragraph-rsid="001e0500"/>
    </style:style>
    <style:style style:name="P2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118357"/>
    </style:style>
    <style:style style:name="T2" style:family="text">
      <style:text-properties officeooo:rsid="0012c64b"/>
    </style:style>
    <style:style style:name="T3" style:family="text">
      <style:text-properties officeooo:rsid="0012d94e"/>
    </style:style>
    <style:style style:name="T4" style:family="text">
      <style:text-properties officeooo:rsid="00156b04"/>
    </style:style>
    <style:style style:name="T5" style:family="text">
      <style:text-properties officeooo:rsid="00173cac"/>
    </style:style>
    <style:style style:name="T6" style:family="text">
      <style:text-properties officeooo:rsid="00192ac9"/>
    </style:style>
    <style:style style:name="T7" style:family="text">
      <style:text-properties officeooo:rsid="0019e1da"/>
    </style:style>
    <style:style style:name="T8" style:family="text">
      <style:text-properties officeooo:rsid="0019fa60"/>
    </style:style>
    <style:style style:name="T9" style:family="text">
      <style:text-properties style:text-position="super 58%"/>
    </style:style>
    <style:style style:name="T10" style:family="text">
      <style:text-properties style:text-position="super 58%" officeooo:rsid="001ba9b7"/>
    </style:style>
    <style:style style:name="T11" style:family="text">
      <style:text-properties officeooo:rsid="001ba9b7"/>
    </style:style>
    <style:style style:name="T12" style:family="text">
      <style:text-properties officeooo:rsid="001c5ba3"/>
    </style:style>
    <style:style style:name="T13" style:family="text">
      <style:text-properties officeooo:rsid="001c5ba3" fo:background-color="#ffff00" loext:char-shading-value="0"/>
    </style:style>
    <style:style style:name="T14" style:family="text">
      <style:text-properties officeooo:rsid="001e0500"/>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verything Will Be Alright</text:p>
      <text:p text:style-name="P10">Game Design Document For The Pirate Software Jam 15</text:p>
      <text:p text:style-name="P10">By UselessWizard</text:p>
      <text:p text:style-name="P20">[INSERT IMAGE OF LOGO – GOTHIC FONT TEXT EVERYTHING WILL BE ALRIGHT]</text:p>
      <text:p text:style-name="P20"/>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216_762091925" text:style-name="Index_20_Link" text:visited-style-name="Index_20_Link">Introduction<text:tab/>2</text:a></text:p>
          <text:p text:style-name="P4"><text:a xlink:type="simple" xlink:href="#__RefHeading___Toc218_762091925" text:style-name="Index_20_Link" text:visited-style-name="Index_20_Link">Game Summary<text:tab/>2</text:a></text:p>
          <text:p text:style-name="P4"><text:a xlink:type="simple" xlink:href="#__RefHeading___Toc220_762091925" text:style-name="Index_20_Link" text:visited-style-name="Index_20_Link">Inspiration<text:tab/>2</text:a></text:p>
          <text:p text:style-name="P4"><text:a xlink:type="simple" xlink:href="#__RefHeading___Toc222_762091925" text:style-name="Index_20_Link" text:visited-style-name="Index_20_Link">Player Experience<text:tab/>2</text:a></text:p>
          <text:p text:style-name="P4"><text:a xlink:type="simple" xlink:href="#__RefHeading___Toc224_762091925" text:style-name="Index_20_Link" text:visited-style-name="Index_20_Link">Platform<text:tab/>2</text:a></text:p>
          <text:p text:style-name="P4"><text:a xlink:type="simple" xlink:href="#__RefHeading___Toc226_762091925" text:style-name="Index_20_Link" text:visited-style-name="Index_20_Link">Development Software<text:tab/>2</text:a></text:p>
          <text:p text:style-name="P4"><text:a xlink:type="simple" xlink:href="#__RefHeading___Toc228_762091925" text:style-name="Index_20_Link" text:visited-style-name="Index_20_Link">Genre<text:tab/>3</text:a></text:p>
          <text:p text:style-name="P4"><text:a xlink:type="simple" xlink:href="#__RefHeading___Toc230_762091925" text:style-name="Index_20_Link" text:visited-style-name="Index_20_Link">Target Audience<text:tab/>3</text:a></text:p>
          <text:p text:style-name="P3"><text:a xlink:type="simple" xlink:href="#__RefHeading___Toc232_762091925" text:style-name="Index_20_Link" text:visited-style-name="Index_20_Link">Concept/Story<text:tab/>3</text:a></text:p>
          <text:p text:style-name="P4"><text:a xlink:type="simple" xlink:href="#__RefHeading___Toc234_762091925" text:style-name="Index_20_Link" text:visited-style-name="Index_20_Link">Theme Interpretation (Shadows and Alchemy)<text:tab/>3</text:a></text:p>
          <text:p text:style-name="P4"><text:a xlink:type="simple" xlink:href="#__RefHeading___Toc236_762091925" text:style-name="Index_20_Link" text:visited-style-name="Index_20_Link">Gameplay Overview<text:tab/>4</text:a></text:p>
          <text:p text:style-name="P4"><text:a xlink:type="simple" xlink:href="#__RefHeading___Toc238_762091925" text:style-name="Index_20_Link" text:visited-style-name="Index_20_Link">Mechanics<text:tab/>4</text:a></text:p>
          <text:p text:style-name="P4"><text:a xlink:type="simple" xlink:href="#__RefHeading___Toc240_762091925" text:style-name="Index_20_Link" text:visited-style-name="Index_20_Link">Plot<text:tab/>4</text:a></text:p>
          <text:p text:style-name="P3"><text:a xlink:type="simple" xlink:href="#__RefHeading___Toc242_762091925" text:style-name="Index_20_Link" text:visited-style-name="Index_20_Link">Art<text:tab/>4</text:a></text:p>
          <text:p text:style-name="P4"><text:a xlink:type="simple" xlink:href="#__RefHeading___Toc244_762091925" text:style-name="Index_20_Link" text:visited-style-name="Index_20_Link">Theme Interpretation<text:tab/>4</text:a></text:p>
          <text:p text:style-name="P4"><text:a xlink:type="simple" xlink:href="#__RefHeading___Toc246_762091925" text:style-name="Index_20_Link" text:visited-style-name="Index_20_Link">Design<text:tab/>4</text:a></text:p>
          <text:p text:style-name="P3"><text:a xlink:type="simple" xlink:href="#__RefHeading___Toc248_762091925" text:style-name="Index_20_Link" text:visited-style-name="Index_20_Link">Audio<text:tab/>5</text:a></text:p>
          <text:p text:style-name="P4"><text:a xlink:type="simple" xlink:href="#__RefHeading___Toc250_762091925" text:style-name="Index_20_Link" text:visited-style-name="Index_20_Link">Music<text:tab/>5</text:a></text:p>
          <text:p text:style-name="P4"><text:a xlink:type="simple" xlink:href="#__RefHeading___Toc252_762091925" text:style-name="Index_20_Link" text:visited-style-name="Index_20_Link">Sound Effects<text:tab/>5</text:a></text:p>
          <text:p text:style-name="P3"><text:a xlink:type="simple" xlink:href="#__RefHeading___Toc254_762091925" text:style-name="Index_20_Link" text:visited-style-name="Index_20_Link">Game Experience<text:tab/>5</text:a></text:p>
          <text:p text:style-name="P4"><text:a xlink:type="simple" xlink:href="#__RefHeading___Toc256_762091925" text:style-name="Index_20_Link" text:visited-style-name="Index_20_Link">UI<text:tab/>5</text:a></text:p>
          <text:p text:style-name="P4"><text:a xlink:type="simple" xlink:href="#__RefHeading___Toc258_762091925" text:style-name="Index_20_Link" text:visited-style-name="Index_20_Link">Controls<text:tab/>5</text:a></text:p>
          <text:p text:style-name="P3"><text:a xlink:type="simple" xlink:href="#__RefHeading___Toc260_762091925" text:style-name="Index_20_Link" text:visited-style-name="Index_20_Link">Development Timeline<text:tab/>6</text:a></text:p>
        </text:index-body>
      </text:table-of-content>
      <text:p text:style-name="P20"/>
      <text:p text:style-name="P20"/>
      <text:h text:style-name="P6" text:outline-level="1"><text:bookmark-start text:name="__RefHeading___Toc216_762091925"/>Introduction<text:bookmark-end text:name="__RefHeading___Toc216_762091925"/></text:h>
      <text:h text:style-name="Heading_20_2" text:outline-level="2"><text:bookmark-start text:name="__RefHeading___Toc218_762091925"/>Game Summary<text:bookmark-end text:name="__RefHeading___Toc218_762091925"/></text:h>
      <text:p text:style-name="Standard">‘Everything will be alright’ is a short, story-focused horror game about the fears that live within each of us, and how they can be amplified by who and what we interact with.<office:annotation office:name="__Annotation__1_502187067" loext:resolved="false"><dc:creator>Unknown Author</dc:creator><dc:date>2024-07-20T18:05:37.857825382</dc:date><text:p text:style-name="P22"><text:span text:style-name="T15">maybe reword this.</text:span></text:p></office:annotation> <text:span text:style-name="T1">Please play the game before reading this document; the game is about story and atmosphere, and will be less effective if you know what’s coming.</text:span><office:annotation-end office:name="__Annotation__1_502187067"/></text:p>
      <text:h text:style-name="P7" text:outline-level="2"><text:bookmark-start text:name="__RefHeading___Toc220_762091925"/>Inspiration<text:bookmark-end text:name="__RefHeading___Toc220_762091925"/></text:h>
      <text:p text:style-name="P1">This game has a number of inspirations. In particular, elements of Undertale, Yume Nikki <text:span text:style-name="T3">and Omori</text:span> jump to mind. <text:span text:style-name="T3">This game definitely has a lot of</text:span></text:p>
      <text:p text:style-name="P1"/>
      <text:p text:style-name="P1">Undertale’s simplistic art style <text:span text:style-name="T2">is one of the key parts of this game being an inspiration; I’m not good with art, especially compared to other elements of game development, so I’m hoping that I can piece together something cohesive enough with a similar styling. </text:span></text:p>
      <text:p text:style-name="P1"/>
      <text:p text:style-name="P2">Omori tells it’s story through still frames depicting events that have happened. The opening cutscene is a good example of what I’m going for, although my own game has a lot more detail in these still images because I have to tell as much about the story as I can in only a few minutes (whereas Omori has a full game to tell it’s story).</text:p>
      <text:p text:style-name="P1"/>
      <text:p text:style-name="P1">I’ve previously made a game more in the weird style of Yume Nikki, and I’m hoping that with this game I can amplify the horror elements of the game, <text:span text:style-name="T2">particularly with things like the boss design</text:span>.</text:p>
      <text:h text:style-name="P8" text:outline-level="2"><text:bookmark-start text:name="__RefHeading___Toc222_762091925"/>Player Experience<text:bookmark-end text:name="__RefHeading___Toc222_762091925"/></text:h>
      <text:p text:style-name="P13">The player will start by reading through the lore of this world, understanding what souls and shadows are, before being cast into a fight with a strengthened, combined shadow seeking to consume them. When they defeat the boss, the boss’s health bar will begin to regenerate</text:p>
      <text:h text:style-name="P8" text:outline-level="2"><text:bookmark-start text:name="__RefHeading___Toc224_762091925"/>Platform<text:bookmark-end text:name="__RefHeading___Toc224_762091925"/></text:h>
      <text:p text:style-name="P11">The game is being built for Windows and Linux desktops and WebGL platforms.</text:p>
      <text:h text:style-name="P8" text:outline-level="2"><text:bookmark-start text:name="__RefHeading___Toc226_762091925"/>Development Software<text:bookmark-end text:name="__RefHeading___Toc226_762091925"/></text:h>
      <text:p text:style-name="P11">The game is being developed using the Monogame framework. The KNI engine is used for the web port (as Monogame itself does not have this capacity, but the developers of KNI have added it separately). <text:span text:style-name="T6">Sublime text is used for desktop development (running on Linux), while the web port is being developed with Visual Studio 2022 on a separate Windows PC (in theory the web build can be made on Linux, but this is not recommended </text:span><text:span text:style-name="T12">and I can’t be bothered figuring it out with a deadline</text:span><text:span text:style-name="T6">). </text:span><text:span text:style-name="T12">Aseprite is used to create all the art for the game. Music is made in the DAW Reaper, with a number of plugins for different instruments (such as pianos and synths) and effects (like reverb and delay). </text:span><text:span text:style-name="T14">The GDD was written in LibreOffice Writer.</text:span></text:p>
      <text:h text:style-name="P8" text:outline-level="2"><text:bookmark-start text:name="__RefHeading___Toc228_762091925"/><text:soft-page-break/>Genre<text:bookmark-end text:name="__RefHeading___Toc228_762091925"/></text:h>
      <text:p text:style-name="P11">The best way I can describe this game is with the term ‘RPGMaker Horror’, used to refer to games such as Ib. The boss battle has more elements of a top-down 2D shooter, however I feel like this section of the game complements the horror aspect more than being a defining feature in itself.</text:p>
      <text:h text:style-name="P8" text:outline-level="2"><text:bookmark-start text:name="__RefHeading___Toc230_762091925"/>Target Audience<text:bookmark-end text:name="__RefHeading___Toc230_762091925"/></text:h>
      <text:p text:style-name="P11">People who enjoy story-based games, in particular horror games, are who I’m primarily targeting with this game. In particular, I hope that this audience will understand the emotional meaning I’m trying to convey with the game as a whole. </text:p>
      <text:h text:style-name="P5" text:outline-level="1" text:is-list-header="true"><text:bookmark-start text:name="__RefHeading___Toc232_762091925"/>Concept/<text:span text:style-name="T4">Story</text:span><text:bookmark-end text:name="__RefHeading___Toc232_762091925"/></text:h>
      <text:h text:style-name="P8" text:outline-level="2"><text:bookmark-start text:name="__RefHeading___Toc234_762091925"/>Theme Interpretation (Shadows and Alchemy)<text:bookmark-end text:name="__RefHeading___Toc234_762091925"/></text:h>
      <text:p text:style-name="P11">When I first saw the theme, I was stumped. I knew that I didn’t want to try anything related to wizardry or potions or anything else related to the traditional, fantasy definition of alchemy, so my thinking revolved around the idea of combination (as was suggested in the theme description on the jam page). </text:p>
      <text:p text:style-name="P12">A few years ago, I came up with the very beginnings of a story for a game jam, the theme for which was “5 minute horror” or something similar. At the time, I was not confident enough in my development skills to even try to enter the jam, but I had the start of a story thought out: the protagonist and their partner would be sitting together before the partner transformed into some eldritch horror that the player would have to defeat in a duel. This idea floated around in my head for a little bit, but I never did anything with it. Fast forward to the start of this game jam (which started around midnight for me), I saw the theme announcement as I was going to bed and I started thinking about the sorts of things I would do for this theme. And the idea above came back to me after a while lying in bed, and I thought that with some further thought I could make it work.</text:p>
      <text:p text:style-name="P12">From there, the story above evolved; the concept of a soul and a shadow entered my mind, and shadows being linked to fear immediately hit me as a means of inspiration; I’ve written a lot about fear because I feel it a lot in many ways, so to use that idea felt natural to me. The name, and the final song, are a part of a little snippet of song lyrics I had written, but didn’t know what to do with, and when I had linked the idea of shadows to fear I couldn’t help liking the idea of using this song to provide a little bit of hope at the end of the game. </text:p>
      <text:p text:style-name="P12">I then thought about how I could combine alchemy with this idea, and the thought of combining shadows to create more powerful fears got me interested; this was somewhat linked to the idea I had before (with the protagonist and their partner) except I had never fleshed out the explanation. Combining fears also felt like something I could relate to with the things I was seeing on the internet, with my own fears of what was going to happen being influenced by the things I saw there (particularly in relation to politics and the current state of the world). From here I was able to flesh out the ideas of combining shadows further (with the help of a friend who read over my initial ideas and helped iron out the plotholes) and we ended up with this idea.</text:p>
      <text:p text:style-name="P12"><text:soft-page-break/>In my eyes, I’ve also viewed the alchemy component as me combining all of these half-formed ideas into something more cohesive, and hopefully them coming together will become some sort of <text:span text:style-name="T5">alchemist’s</text:span> gold <text:span text:style-name="T5">(or at the very least my ideas and story will make sense for players)</text:span>.</text:p>
      <text:h text:style-name="P7" text:outline-level="2"><text:bookmark-start text:name="__RefHeading___Toc236_762091925"/>Gameplay Overview<text:bookmark-end text:name="__RefHeading___Toc236_762091925"/></text:h>
      <text:h text:style-name="P7" text:outline-level="2"><text:bookmark-start text:name="__RefHeading___Toc238_762091925"/>Mechanics<text:bookmark-end text:name="__RefHeading___Toc238_762091925"/></text:h>
      <text:h text:style-name="P9" text:outline-level="2"><text:bookmark-start text:name="__RefHeading___Toc240_762091925"/><text:span text:style-name="T4">Plot</text:span><text:bookmark-end text:name="__RefHeading___Toc240_762091925"/></text:h>
      <text:h text:style-name="P5" text:outline-level="1"><text:bookmark-start text:name="__RefHeading___Toc242_762091925"/>Art<text:bookmark-end text:name="__RefHeading___Toc242_762091925"/></text:h>
      <text:h text:style-name="P7" text:outline-level="2"><text:bookmark-start text:name="__RefHeading___Toc244_762091925"/>Theme Interpretation<text:bookmark-end text:name="__RefHeading___Toc244_762091925"/></text:h>
      <text:p text:style-name="P17">As part of my emphasis on the souls and shadows idea, the art will feature a lot of contrast between dark black (representative of shadows and fear) and bright white (representative of a person’s soul and their hope); <text:span text:style-name="T12">all characters will be represented as white souls with a dark shadow where the light can’t reach. The protagonist’s weapon becomes a bright white, and the boss flashes white when it’s hit to show the protagonist’s hope of defeating it. The lights in the arena get darker as the boss when the boss hits the protagonist to represent a diminishing hope in the protagonist. It’s very simple, probably a little overused, but it works really well to tell the story and emotions I want (plus it simplifies any art of people because I only need to worry about silhouettes).</text:span></text:p>
      <text:p text:style-name="P17"><text:span text:style-name="T13">ADD MORE HERE</text:span><text:span text:style-name="T12"> </text:span></text:p>
      <text:h text:style-name="P7" text:outline-level="2"><text:bookmark-start text:name="__RefHeading___Toc246_762091925"/>Design<text:bookmark-end text:name="__RefHeading___Toc246_762091925"/></text:h>
      <text:p text:style-name="P16">I will be the first person to state that I’m not an artist, and that my art is not my best skill. This game will feature simple pixel art designs, based around the relatively small resolution of 320x240 pixels. Despite this small scale and use of pixel art, I’m probably not going to lean into a fully retro style; I won’t be limiting my palette specifically, nor will I conform to any limitations that retro consoles often place on the way sprites and tiles are drawn. This is my first time doing this much art for a game, <text:span text:style-name="T12">and my first time doing background art as will be seen in the cutscene. As a result, I’m not sure how the results will be. I’m choosing to interpret the idea of a prototype as a very small, very polished sequence of game; as the game is only very short and focuses on the story, I want to prototype the whole idea of telling a story in this way, and as such want this (maybe an introduction of some sort?) to look as good as I can make it. </text:span></text:p>
      <text:p text:style-name="P18">ADD A DESCRIPTION OF THE SORT OF ART PRESENT IN THE GAME</text:p>
      <text:p text:style-name="P16">The boss arena is lit up by 4 lights which will dim each time the player is hit. This is an important highlight of me straying away from a retro style, as the effect I’ve created uses shaders. While theoretically it would be possible to replicate with pre-rendered sprites (although alpha values might be difficult to factor in; while I know the basics, I’m no expert on how old consoles render graphics and have no idea what alpha processing old 80s and early 90s consoles had), I’ve never seen the effect done in any of them. </text:p>
      <text:h text:style-name="P5" text:outline-level="1"><text:bookmark-start text:name="__RefHeading___Toc248_762091925"/><text:soft-page-break/>Audio<text:bookmark-end text:name="__RefHeading___Toc248_762091925"/></text:h>
      <text:h text:style-name="P7" text:outline-level="2"><text:bookmark-start text:name="__RefHeading___Toc250_762091925"/>Music<text:bookmark-end text:name="__RefHeading___Toc250_762091925"/></text:h>
      <text:p text:style-name="P14">This game will feature three separate music tracks: a song titled ‘Everything will be alright’ played at the end of the game, the chords of this song used as a loop during the cutscene and a dark metal boss theme.</text:p>
      <text:p text:style-name="P18">ADD MORE HERE</text:p>
      <text:p text:style-name="P19"><text:a xlink:type="simple" xlink:href="https://music.youtube.com/watch?v=q1cxtNXeOPs" text:style-name="Internet_20_link" text:visited-style-name="Visited_20_Internet_20_Link">https://music.youtube.com/watch?v=q1cxtNXeOPs</text:a> – <text:span text:style-name="T14">Something like this for the boss theme</text:span></text:p>
      <text:h text:style-name="P7" text:outline-level="2"><text:bookmark-start text:name="__RefHeading___Toc252_762091925"/>Sound Effects<text:bookmark-end text:name="__RefHeading___Toc252_762091925"/></text:h>
      <text:p text:style-name="P14">I don’t have much experience with sound effects, but there’s always time to learn :). In the menu, I’d like a quick sound to play reminiscent of the Final Fantasy VII select sound as the player clicks to begin the game. </text:p>
      <text:p text:style-name="P14">During the battle, the player will have a short, <text:span text:style-name="T8">dull</text:span> hurt sound. This should be similar to Undertale’s hurt sound, except possibly a little brighter to represent the player better. A heartbeat might also start playing when the player is hit, although I’m not certain of this. The lazer will have a charge and a shoot sound, which should sound like a classic lazer charge and blast sound (think Star Wars: a lightsaber being pulled out, followed by a storm trooper’s lazer blaster), although a little less harsh; I know this will sound out of place if I’m not careful. The boss should have some ambient noises <text:span text:style-name="T8">like soft roars or screeches, as well as a hurt sound. The boss may also get some additional sounds related to its attacks, including a swish for the spines moving around (although this is less clear).</text:span></text:p>
      <text:h text:style-name="P5" text:outline-level="1"><text:bookmark-start text:name="__RefHeading___Toc254_762091925"/>Game Experience<text:bookmark-end text:name="__RefHeading___Toc254_762091925"/></text:h>
      <text:h text:style-name="P7" text:outline-level="2"><text:bookmark-start text:name="__RefHeading___Toc256_762091925"/>UI<text:bookmark-end text:name="__RefHeading___Toc256_762091925"/></text:h>
      <text:p text:style-name="P13">There should be minimal <text:span text:style-name="T7">explicit</text:span> UI in the game; absolutely none through the cutscene (instead allowing players to focus on what they’re seeing related to the lore), and only the boss health bar during the battle. The boss’s health bar is an important part of the messaging of the game, as the ending sequence where more and more health bars fill up is intended to represent the fear consuming a person, becoming the only thing they think about, the only thing living inside of them. Because of this significance, I want to draw attention to it during this battle. </text:p>
      <text:p text:style-name="P13">The player’s lazer will be a charge weapon to add difficulty to the battle. As it cha<text:span text:style-name="T7">r</text:span>ges, <text:span text:style-name="T7">the lazer will become brighter and more vibrant, changing colour to white. Once the weapon is fully charged, it will return to its original colour. If it hits the boss, the boss will flash white for a second as well. </text:span></text:p>
      <text:h text:style-name="P7" text:outline-level="2"><text:bookmark-start text:name="__RefHeading___Toc258_762091925"/>Controls<text:bookmark-end text:name="__RefHeading___Toc258_762091925"/></text:h>
      <text:p text:style-name="P14">The game will feature very standard controls. WASD and arrow keys will be used for moving the player around, the mouse will be used to aim and holding left click will charge the weapon. These key binds cannot be changed (due to technical limitations and the time constraints; I’m too lazy to figure out how to serialise a settings class right now).</text:p>
      <text:h text:style-name="P5" text:outline-level="1"><text:bookmark-start text:name="__RefHeading___Toc260_762091925"/><text:soft-page-break/>Development Timeline<text:bookmark-end text:name="__RefHeading___Toc260_762091925"/></text:h>
      <text:p text:style-name="P15">18<text:span text:style-name="T9">th</text:span>: Initial setup and getting the structure of the cutscene data in place and visible.<text:line-break/>19<text:span text:style-name="T9">th</text:span>: Neatened up the text, found fonts and looked at health bars in the battle scene.<text:line-break/>20<text:span text:style-name="T9">th</text:span>: Wrote the player controller and lazer controls. Begun sketching artwork.<text:line-break/>21<text:span text:style-name="T9">st</text:span>: Added lighting shader to the desktop build, struggled to get it to work on the web version. Begun messing around with music ideas.<text:line-break/>22<text:span text:style-name="T9">nd</text:span>: Solved issue with lighting shader on WebGL, continued with sketching ideas for art. Get a final draft for the cutscene text.<text:line-break/>23<text:span text:style-name="T9">rd</text:span>: Plan the bosses attacks and start implementing them in the code.<text:line-break/>24<text:span text:style-name="T9">th</text:span>: Start work on final pieces of background art. Finalise the text for the cutscene. <text:span text:style-name="T11">Publish an initial test to itch.io to identify bugs in the web build and give to playtesters for feedback.<text:line-break/>25</text:span><text:span text:style-name="T10">th</text:span><text:span text:style-name="T11">: Continue working on art. Fix bugs found in the web build (these are inevitable).<text:line-break/>26</text:span><text:span text:style-name="T10">th</text:span><text:span text:style-name="T11">: Continue working on art. Hope to all hell it’s going to be finished soon.<text:line-break/>27</text:span><text:span text:style-name="T10">th</text:span><text:span text:style-name="T11">: Begin working on music production and sound effect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1T20:04:15.228843777</meta:creation-date>
    <meta:editing-duration>PT3H44M6S</meta:editing-duration>
    <meta:editing-cycles>4</meta:editing-cycles>
    <meta:generator>LibreOffice/7.3.7.2$Linux_X86_64 LibreOffice_project/30$Build-2</meta:generator>
    <dc:date>2024-07-22T19:56:03.330562101</dc:date>
    <meta:document-statistic meta:table-count="0" meta:image-count="0" meta:object-count="0" meta:page-count="6" meta:paragraph-count="79" meta:word-count="2218" meta:character-count="12331" meta:non-whitespace-character-count="10179"/>
  </office:meta>
</office:document-meta>
</file>